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bf0ba" officeooo:paragraph-rsid="001bf0ba"/>
    </style:style>
    <style:style style:name="P2" style:family="paragraph" style:parent-style-name="Standard">
      <style:text-properties officeooo:rsid="0017d3c7" officeooo:paragraph-rsid="0017d3c7"/>
    </style:style>
    <style:style style:name="P3" style:family="paragraph" style:parent-style-name="Standard">
      <style:text-properties officeooo:rsid="0018e1eb" officeooo:paragraph-rsid="0018e1eb"/>
    </style:style>
    <style:style style:name="P4" style:family="paragraph" style:parent-style-name="Text_20_body">
      <style:text-properties officeooo:rsid="001abdff" officeooo:paragraph-rsid="001abdff"/>
    </style:style>
    <style:style style:name="P5" style:family="paragraph" style:parent-style-name="Text_20_body">
      <style:text-properties officeooo:rsid="001cb9ba" officeooo:paragraph-rsid="001cb9ba"/>
    </style:style>
    <style:style style:name="P6" style:family="paragraph" style:parent-style-name="Text_20_body">
      <style:text-properties officeooo:rsid="001e7a3c" officeooo:paragraph-rsid="001e7a3c"/>
    </style:style>
    <style:style style:name="P7" style:family="paragraph" style:parent-style-name="Text_20_body">
      <style:text-properties officeooo:rsid="001f17a4" officeooo:paragraph-rsid="001f17a4"/>
    </style:style>
    <style:style style:name="P8" style:family="paragraph" style:parent-style-name="Text_20_body">
      <style:text-properties officeooo:rsid="00210513" officeooo:paragraph-rsid="00210513"/>
    </style:style>
    <style:style style:name="P9" style:family="paragraph" style:parent-style-name="Text_20_body">
      <style:text-properties officeooo:rsid="0025247b" officeooo:paragraph-rsid="0025247b"/>
    </style:style>
    <style:style style:name="P10" style:family="paragraph" style:parent-style-name="Text_20_body">
      <style:text-properties officeooo:rsid="00287255" officeooo:paragraph-rsid="00287255"/>
    </style:style>
    <style:style style:name="P11" style:family="paragraph" style:parent-style-name="Text_20_body">
      <style:text-properties officeooo:rsid="0028a632" officeooo:paragraph-rsid="0028a632"/>
    </style:style>
    <style:style style:name="P12" style:family="paragraph" style:parent-style-name="Text_20_body">
      <style:text-properties officeooo:rsid="0028a632" officeooo:paragraph-rsid="0028cb02"/>
    </style:style>
    <style:style style:name="P13" style:family="paragraph" style:parent-style-name="Text_20_body">
      <style:text-properties officeooo:rsid="002ac95e" officeooo:paragraph-rsid="002ac95e"/>
    </style:style>
    <style:style style:name="P14" style:family="paragraph" style:parent-style-name="Text_20_body">
      <style:text-properties officeooo:rsid="002ac95e" officeooo:paragraph-rsid="002ac95e"/>
    </style:style>
    <style:style style:name="P15" style:family="paragraph" style:parent-style-name="Text_20_body">
      <style:text-properties officeooo:rsid="002c8934" officeooo:paragraph-rsid="002c8934"/>
    </style:style>
    <style:style style:name="P16" style:family="paragraph" style:parent-style-name="Heading_20_1">
      <style:text-properties style:text-underline-style="none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1aeddc"/>
    </style:style>
    <style:style style:name="T2" style:family="text">
      <style:text-properties officeooo:rsid="001e01c0"/>
    </style:style>
    <style:style style:name="T3" style:family="text">
      <style:text-properties officeooo:rsid="0022cea1"/>
    </style:style>
    <style:style style:name="T4" style:family="text">
      <style:text-properties officeooo:rsid="00268489"/>
    </style:style>
    <style:style style:name="T5" style:family="text">
      <style:text-properties officeooo:rsid="0028cb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25/10/2018</text:h>
      <text:p text:style-name="P2">Instalar máquinas virtuales (Windows 7, Ubuntu 16.04). La instalación tardo mucho por la poca cantidad de ram que tiene el ordenador.</text:p>
      <text:p text:style-name="P2"/>
      <text:h text:style-name="Heading_20_1" text:outline-level="1">26/10/2018</text:h>
      <text:p text:style-name="P2">Instalación del JDK en la máquina virtual de Windows.</text:p>
      <text:p text:style-name="P3">Instalación de Eclipse la versión solo para java. </text:p>
      <text:p text:style-name="P3"/>
      <text:h text:style-name="Heading_20_1" text:outline-level="1">08/11/2018</text:h>
      <text:p text:style-name="P4">Instalación de <text:span text:style-name="T1">todos los IDEs (Bluej, Eclipse, Intellij Idea, NetBeans) en Windows.</text:span></text:p>
      <text:p text:style-name="P4"/>
      <text:h text:style-name="Heading_20_1" text:outline-level="1">09/11/2018</text:h>
      <text:p text:style-name="P5">Instalar JDK en Ubuntu e instalar <text:span text:style-name="T2">el</text:span> IDE Eclipse.</text:p>
      <text:p text:style-name="P5"/>
      <text:h text:style-name="Heading_20_1" text:outline-level="1">15/11/2018</text:h>
      <text:p text:style-name="P6">Estudiar y hacer el examen del tema 2.</text:p>
      <text:p text:style-name="P6"/>
      <text:h text:style-name="Heading_20_1" text:outline-level="1">16/11/2018</text:h>
      <text:p text:style-name="P7">Corrección del examen del tema 2.</text:p>
      <text:p text:style-name="P7"/>
      <text:h text:style-name="Heading_20_1" text:outline-level="1">2<text:span text:style-name="T3">2</text:span>/11/2018</text:h>
      <text:p text:style-name="P8">Me fui antes a casa.</text:p>
      <text:p text:style-name="P8"/>
      <text:h text:style-name="Heading_20_1" text:outline-level="1">23/11/2018</text:h>
      <text:p text:style-name="P9">Explicación tema 3 y empezar actividad 1 del tema 3.</text:p>
      <text:p text:style-name="P9"/>
      <text:p text:style-name="P9"/>
      <text:h text:style-name="P17" text:outline-level="1">29/11/2018</text:h>
      <text:p text:style-name="P9">Terminar actividad 1 y <text:span text:style-name="T4">hacer</text:span> actividad 2 <text:span text:style-name="T4">del tema 3</text:span>.</text:p>
      <text:p text:style-name="P9"/>
      <text:h text:style-name="Heading_20_1" text:outline-level="1">30/<text:span text:style-name="T5">11</text:span>/2018</text:h>
      <text:h text:style-name="Heading_20_1" text:outline-level="1">06/<text:span text:style-name="T5">12</text:span>/2018</text:h>
      <text:h text:style-name="Heading_20_1" text:outline-level="1">07/12/2018</text:h>
      <text:h text:style-name="Heading_20_1" text:outline-level="1">13/12/2018</text:h>
      <text:h text:style-name="Heading_20_1" text:outline-level="1">14/12/2018</text:h>
      <text:h text:style-name="Heading_20_1" text:outline-level="1">13/12/2018</text:h>
      <text:p text:style-name="P10">Falte a clase.</text:p>
      <text:p text:style-name="P10"/>
      <text:h text:style-name="Heading_20_1" text:outline-level="1">14/12/2018</text:h>
      <text:p text:style-name="P10">Comencé a hacer la actividad 3.</text:p>
      <text:h text:style-name="Heading_20_1" text:outline-level="1">10/01/2019</text:h>
      <text:p text:style-name="P11">Profesor no vino.</text:p>
      <text:h text:style-name="Heading_20_1" text:outline-level="1">11/01/2019</text:h>
      <text:p text:style-name="P12">Profesor no vino.</text:p>
      <text:h text:style-name="Heading_20_1" text:outline-level="1">17/01/2019</text:h>
      <text:p text:style-name="P13">Pruebas con JUnit.</text:p>
      <text:h text:style-name="Heading_20_1" text:outline-level="1">18/01/2019</text:h>
      <text:p text:style-name="P13">Pruebas con JUnit.</text:p>
      <text:p text:style-name="P13"/>
      <text:h text:style-name="Heading_20_1" text:outline-level="1"><text:soft-page-break/>24/01/2019</text:h>
      <text:p text:style-name="P13">Terminar pruebas con JUnit y estudiar para examen unidad 3.</text:p>
      <text:h text:style-name="Heading_20_1" text:outline-level="1">31/01/2019</text:h>
      <text:p text:style-name="P15">Estudiar para el examen unidad 3.</text:p>
      <text:h text:style-name="Heading_20_1" text:outline-level="1">01/02/2019</text:h>
      <text:p text:style-name="P15">Examen unidad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f0ba" officeooo:paragraph-rsid="001bf0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ustavo Pereira Kurpel<text:tab/><text:tab/>Entornos de Desarrol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9:20:08.749349143</meta:creation-date>
    <dc:date>2019-01-31T19:21:54.510640503</dc:date>
    <meta:editing-duration>PT1H47M23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167" meta:character-count="1062" meta:non-whitespace-character-count="936"/>
  </office:meta>
</office:document-meta>
</file>